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style:width="15.921cm" table:align="margins" style:may-break-between-rows="true" table:border-model="collapsing"/>
    </style:style>
    <style:style style:name="TemplateTable.A" style:family="table-column">
      <style:table-column-properties style:column-width="2.499cm" style:rel-column-width="10292*"/>
    </style:style>
    <style:style style:name="TemplateTable.B" style:family="table-column">
      <style:table-column-properties style:column-width="11.098cm" style:rel-column-width="45685*"/>
    </style:style>
    <style:style style:name="TemplateTable.C" style:family="table-column">
      <style:table-column-properties style:column-width="2.321cm"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9"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20"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21"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2" style:family="paragraph" style:parent-style-name="Text_20_body">
      <style:paragraph-properties fo:break-before="page"/>
      <style:text-properties officeooo:paragraph-rsid="0032f6c4"/>
    </style:style>
    <style:style style:name="P23" style:family="paragraph" style:parent-style-name="Standard" style:list-style-name="L1"/>
    <style:style style:name="P24"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5" svg:width="15.62cm" svg:height="8.448cm" svg:x="-0.953cm" svg:y="7.549cm"><text:p text:style-name="P2"><text:span text:style-name="TitreDoc"><text:span text:style-name="T1">{{title}}</text:span></text:span></text:p><text:p text:style-name="P3">{{subtitle}}</text:p><text:p text:style-name="P4"><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5"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A1" office:value-type="string">
            <text:p text:style-name="P15">Indice</text:p>
          </table:table-cell>
          <table:table-cell table:style-name="Tableau2.A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startrev}}{{revision.date}}</text:p>
          </table:table-cell>
          <table:table-cell table:style-name="Tableau2.A2" office:value-type="string">
            <text:p text:style-name="P14">{{revision.version}}</text:p>
          </table:table-cell>
          <table:table-cell table:style-name="Tableau2.A2" office:value-type="string">
            <text:p text:style-name="P14">{{revision.comment}}</text:p>
          </table:table-cell>
          <table:table-cell table:style-name="Tableau2.D2" office:value-type="string">
            <text:p text:style-name="P14">{{revision.author}}</text:p>
          </table:table-cell>
        </table:table-row>
        <table:table-row table:style-name="Tableau2.1">
          <table:table-cell table:style-name="Tableau2.A2" office:value-type="string">
            <text:p text:style-name="P14">{{endrev}}</text:p>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284_3931643023" text:style-name="Index_20_Link" text:visited-style-name="Index_20_Link">1 Hello World!<text:tab/>4</text:a></text:p>
          <text:p text:style-name="P19"><text:a xlink:type="simple" xlink:href="#__RefHeading___Toc6286_3931643023" text:style-name="Index_20_Link" text:visited-style-name="Index_20_Link">1 Dfdsfd<text:tab/>4</text:a></text:p>
          <text:p text:style-name="P20"><text:a xlink:type="simple" xlink:href="#__RefHeading___Toc6288_3931643023" text:style-name="Index_20_Link" text:visited-style-name="Index_20_Link">1 Dfklds<text:tab/>4</text:a></text:p>
          <text:p text:style-name="P21"><text:a xlink:type="simple" xlink:href="#__RefHeading___Toc6290_3931643023" text:style-name="Index_20_Link" text:visited-style-name="Index_20_Link">1 dfjdsfjs<text:tab/>4</text:a></text:p>
        </text:index-body>
      </text:table-of-content>
      <text:p text:style-name="P17"/>
      <text:p text:style-name="P22"/>
      <text:p text:style-name="P17"/>
      <text:p text:style-name="P12">{{startdoc}}</text:p>
      <text:p text:style-name="P12"/>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3">$title$: titre du document (géré par asciidoc)</text:p>
        </text:list-item>
        <text:list-item>
          <text:p text:style-name="P23">$subtitle$: sous-titre du document (géré par asciidoc)</text:p>
        </text:list-item>
        <text:list-item>
          <text:p text:style-name="P23">$author$: auteur du document (inclut l'adresse mail (géré par asciidoc)</text:p>
        </text:list-item>
        <text:list-item>
          <text:p text:style-name="P23">$date$: date du document (géré par asciidoc)</text:p>
        </text:list-item>
        <text:list-item>
          <text:p text:style-name="P23">{{title}}: affiche le titre du document</text:p>
        </text:list-item>
        <text:list-item>
          <text:p text:style-name="P23">{{revision}}: affiche la version du document</text:p>
        </text:list-item>
        <text:list-item>
          <text:p text:style-name="P23">{{date}}: affiche la date du document (soit stockée dans le fichier asciidoc sinon la date <text:span text:style-name="T3">du</text:span> fichier asciidoc)</text:p>
        </text:list-item>
        <text:list-item>
          <text:p text:style-name="P23">{{author}}: l'auteur du document (Prénom et Nom)</text:p>
        </text:list-item>
        <text:list-item>
          <text:p text:style-name="P23">{{authorinitials}}: les initiales de l'auteur</text:p>
        </text:list-item>
        <text:list-item>
          <text:p text:style-name="P23">{{reviewername}}: le nom du relecteur (Prénom et Nom)</text:p>
        </text:list-item>
        <text:list-item>
          <text:p text:style-name="P23">{{reviewertitle}}: le titre du relecteur ( exemple: Responsable infra )</text:p>
        </text:list-item>
        <text:list-item>
          <text:p text:style-name="P23">{{approvername}}: le nom de l'approbateur (Prénom et Nom)</text:p>
        </text:list-item>
        <text:list-item>
          <text:p text:style-name="P23">{{approvertitle}}: le titre de l'approbateur</text:p>
        </text:list-item>
        <text:list-item>
          <text:p text:style-name="P23">{{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3">{{revision}}: cette macro ne peut pas être utilisée seule mais avec ses composantes. Ici sont stockées toutes les lignes de révision du document telles que définies dans le document asciidoctor</text:p>
          <text:list>
            <text:list-item>
              <text:p text:style-name="P23">{{revision.version}}: numéro de version de la révision documentaire</text:p>
            </text:list-item>
            <text:list-item>
              <text:p text:style-name="P23">{{revision.author}}: initiales de l'auteur de la révision documentaire</text:p>
            </text:list-item>
            <text:list-item>
              <text:p text:style-name="P23">{{revision.date}}: date de publication de cette révision documentaire</text:p>
            </text:list-item>
            <text:list-item>
              <text:p text:style-name="P23">{{revision.comment}}: explication des modifications réalisées dans cette version documentaire</text:p>
            </text:list-item>
          </text:list>
        </text:list-item>
        <text:list-item>
          <text:p text:style-name="P23"><text:soft-page-break/>{{startdoc}}: cette balise sert à indiquer ou se trouve le corps du document. C'est à dire l'endroit dans le template documentaire ou sera injecté le contenu des documents asciidoc.</text:p>
        </text:list-item>
        <text:list-item>
          <text:p text:style-name="P23">{<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4"><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7">{{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0:21:48.359769301</dc:date>
    <meta:editing-duration>PT3H32M38S</meta:editing-duration>
    <meta:editing-cycles>30</meta:editing-cycles>
    <dc:creator>Stéphane Apiou</dc:creator>
    <meta:document-statistic meta:table-count="4" meta:image-count="0" meta:object-count="0" meta:page-count="5" meta:paragraph-count="63" meta:word-count="483" meta:character-count="3141" meta:non-whitespace-character-count="2743"/>
    <meta:generator>LibreOffice/24.8.4.2$Linux_X86_64 LibreOffice_project/480$Build-2</meta:generator>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